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1a944c"/>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5">
      <style:text-properties officeooo:paragraph-rsid="001a944c"/>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text-properties officeooo:paragraph-rsid="001a944c"/>
    </style:style>
    <style:style style:name="P15" style:family="paragraph" style:parent-style-name="Text_20_body">
      <style:paragraph-properties fo:text-align="center" style:justify-single-word="false"/>
      <style:text-properties officeooo:paragraph-rsid="001a944c"/>
    </style:style>
    <style:style style:name="P16" style:family="paragraph" style:parent-style-name="Text_20_body">
      <style:paragraph-properties fo:text-align="center" style:justify-single-word="false"/>
    </style:style>
    <style:style style:name="P17" style:family="paragraph" style:parent-style-name="Text_20_body" style:list-style-name="L1">
      <style:paragraph-properties fo:text-align="center" style:justify-single-word="false"/>
      <style:text-properties officeooo:paragraph-rsid="001a944c"/>
    </style:style>
    <style:style style:name="P18" style:family="paragraph" style:parent-style-name="Text_20_body" style:list-style-name="L5">
      <style:paragraph-properties fo:margin-top="0cm" fo:margin-bottom="0cm" style:contextual-spacing="false" fo:text-align="center" style:justify-single-word="false"/>
    </style:style>
    <style:style style:name="T1" style:family="text">
      <style:text-properties officeooo:rsid="002029a3"/>
    </style:style>
    <style:style style:name="fr1"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RIMEIRO TÓPICO</text:h>
      <text:p text:style-name="Text_20_body">Para compararmos dados, devemos submetê-los a um denominador comum, para que estes sigam as mesmas grandezas e possam ser assim comparados. No basquete, podemos usar por 100 posses, por minuto, por jogo. Neste <text:span text:style-name="T1">exemplo</text:span>, usaremos por jogo.</text:p>
      <text:p text:style-name="Text_20_body">A partir da tabela gerada do scrapping do site da NBA, podemos perceber que temos dados gerais, totais, com isso há a necessidade de parametrizarmos os dados para stats por jogo, mas esta não é uma tarefa tão simples. Precisamos definir um padrão para isto:</text:p>
      <text:list xml:id="list3089060660" text:style-name="L1">
        <text:list-item>
          <text:p text:style-name="P1"><text:span text:style-name="Strong_20_Emphasis">Assumir os 82 jogos da temporada regular</text:span>: Dividimos os dados totais pelo número fixo de jogos (82).</text:p>
        </text:list-item>
        <text:list-item>
          <text:p text:style-name="P2"><text:span text:style-name="Strong_20_Emphasis">Usar os jogos reais disputados por cada jogador</text:span>: Esta abordagem é mais precisa, pois leva em conta variáveis como jogadores trocados ou aqueles que jogaram por mais de uma equipe na mesma temporada. Usamos a fórmula: </text:p>
          <text:p text:style-name="P17"><draw:frame draw:style-name="fr1" draw:name="Objeto1" text:anchor-type="as-char" svg:y="-0.621cm" svg:width="6.23cm" svg:height="1cm" draw:z-index="0"><draw:object xlink:href="./Object 1" xlink:type="simple" xlink:show="embed" xlink:actuate="onLoad"/><draw:image xlink:href="./ObjectReplacements/Object 1" xlink:type="simple" xlink:show="embed" xlink:actuate="onLoad"/></draw:frame></text:p>
          <text:p text:style-name="P2">O denominador representa o total de minutos jogados por um time, considerando que sempre há 5 jogadores em quadra por 48 minutos, desconsiderando prorrogação. Dividimos os dados totais por este parâmetro.</text:p>
        </text:list-item>
      </text:list>
      <text:p text:style-name="Text_20_body">Feitas essas duas tabelas, podemos puxar os dados da temporada 2018-19, para entendermos qual das duas aplicações foi mais fiel ao real resultado do site oficial, lembrando que os dados gerados foram feitos a partir da tabela de dados totais de jogadores, e os dados do site são de dados dos times. Para determinarmos um comparador entre as tabelas, foi feita a conta, teste/dados reais, ou seja, quanto mais próximo de 1 o dado é, mais exato. Tirando uma média das médias e o desvio padrão das médias destas duas tabelas, obtemos que:</text:p>
      <text:p text:style-name="Text_20_body"><text:span text:style-name="Strong_20_Emphasis">Primeiro Teste</text:span>:</text:p>
      <text:list text:style-name="L2">
        <text:list-item>
          <text:p text:style-name="P4">Média das Médias: 99.7763%</text:p>
        </text:list-item>
        <text:list-item>
          <text:p text:style-name="P3">Média dos Desvios Padrões: 7.1589%</text:p>
        </text:list-item>
      </text:list>
      <text:p text:style-name="Text_20_body"><text:span text:style-name="Strong_20_Emphasis">Segundo Teste</text:span>:</text:p>
      <text:list text:style-name="L3">
        <text:list-item>
          <text:p text:style-name="P6">Média das Médias: 99.1636%</text:p>
        </text:list-item>
        <text:list-item>
          <text:p text:style-name="P5">Média dos Desvios Padrões: 4.4688%</text:p>
        </text:list-item>
      </text:list>
      <text:h text:style-name="Heading_20_3" text:outline-level="3">Análise dos Resultados:</text:h>
      <text:list text:style-name="L4">
        <text:list-item>
          <text:p text:style-name="P8"><text:span text:style-name="Strong_20_Emphasis">Primeiro Teste</text:span>: Média das Médias é ligeiramente superior, mas o desvio padrão é maior.</text:p>
        </text:list-item>
        <text:list-item>
          <text:p text:style-name="P7"><text:span text:style-name="Strong_20_Emphasis">Segundo Teste</text:span>: Média das Médias é um pouco menor, mas o desvio padrão é significativamente menor.</text:p>
        </text:list-item>
      </text:list>
      <text:h text:style-name="Heading_20_3" text:outline-level="3">Conclusão:</text:h>
      <text:p text:style-name="Text_20_body">O Segundo Teste é mais confiável em termos de consistência, devido à menor dispersão nos dados. No entanto, é importante considerar o contexto específico e outras características dos dados antes de fazer uma conclusão sobre a confiabilidade de um teste em relação ao outro.</text:p>
      <text:p text:style-name="Horizontal_20_Line"/>
      <text:h text:style-name="Heading_20_3" text:outline-level="3"><text:soft-page-break/>SEGUNDO TÓPICO</text:h>
      <text:h text:style-name="Heading_20_4" text:outline-level="4">Criação da Coluna Posses por Jogo e Determinação do Pace</text:h>
      <text:p text:style-name="P14">A fórmula para calcular o número de posses é: </text:p>
      <text:p text:style-name="P15"><text:s/><draw:frame draw:style-name="fr1" draw:name="Objeto2" text:anchor-type="as-char" svg:y="-0.377cm" svg:width="15.55cm" svg:height="0.469cm" draw:z-index="1"><draw:object xlink:href="./Object 2" xlink:type="simple" xlink:show="embed" xlink:actuate="onLoad"/><draw:image xlink:href="./ObjectReplacements/Object 2" xlink:type="simple" xlink:show="embed" xlink:actuate="onLoad"/></draw:frame></text:p>
      <text:p text:style-name="Text_20_body">Usamos essa fórmula para obter o número total de posses. Em seguida, parametrizamos esse dado por jogo.</text:p>
      <text:p text:style-name="Text_20_body">Para calcular o pace (tempo médio para a realização de uma jogada), desenvolvemos duas fórmulas:</text:p>
      <text:list xml:id="list3405165611" text:style-name="L5">
        <text:list-item>
          <text:p text:style-name="P11"><text:span text:style-name="Strong_20_Emphasis">Fórmula Inicial</text:span>:</text:p>
          <text:list>
            <text:list-item>
              <text:p text:style-name="P10">Dividimos o número total de minutos jogados pelo time por 5 (estatística de time, não individual).</text:p>
            </text:list-item>
            <text:list-item>
              <text:p text:style-name="P10">Dividimos esse resultado pelo número total de posses do time, obtendo min/posse.</text:p>
            </text:list-item>
            <text:list-item>
              <text:p text:style-name="P10">Convertendo minutos para segundos, multiplicamos por 60.</text:p>
            </text:list-item>
            <text:list-item>
              <text:p text:style-name="P10">Multiplicamos por 0.5, considerando que o time fica com a posse aproximadamente metade do tempo total.</text:p>
            </text:list-item>
            <text:list-item>
              <text:p text:style-name="P18"><draw:frame draw:style-name="fr1" draw:name="Objeto4" text:anchor-type="as-char" svg:y="-0.684cm" svg:width="3.648cm" svg:height="1.125cm" draw:z-index="2"><draw:object xlink:href="./Object 4" xlink:type="simple" xlink:show="embed" xlink:actuate="onLoad"/><draw:image xlink:href="./ObjectReplacements/Object 4" xlink:type="simple" xlink:show="embed" xlink:actuate="onLoad"/></draw:frame></text:p>
            </text:list-item>
          </text:list>
        </text:list-item>
        <text:list-item>
          <text:p text:style-name="P9"><text:span text:style-name="Strong_20_Emphasis">Fórmula Ajustada</text:span>:</text:p>
          <text:list>
            <text:list-item>
              <text:p text:style-name="P9">Para maior precisão, substituímos o valor de 0.5 pela posse média da liga na temporada.</text:p>
            </text:list-item>
          </text:list>
        </text:list-item>
      </text:list>
      <text:p text:style-name="Text_20_body">Essa fórmula ajustada reflete melhor a realidade, considerando a velocidade de cada time.</text:p>
      <text:h text:style-name="Heading_20_3" text:outline-level="3">Fórmula Final do Pace</text:h>
      <text:p text:style-name="P14">A fórmula completa para o pace, considerando a proporção das posses do time em relação às posses médias da liga, fica assim:</text:p>
      <text:p text:style-name="P15"><text:s text:c="3"/><draw:frame draw:style-name="fr1" draw:name="Objeto3" text:anchor-type="as-char" svg:y="-1.279cm" svg:width="8.192cm" svg:height="1.72cm" draw:z-index="7"><draw:object xlink:href="./Object 3" xlink:type="simple" xlink:show="embed" xlink:actuate="onLoad"/><draw:image xlink:href="./ObjectReplacements/Object 3" xlink:type="simple" xlink:show="embed" xlink:actuate="onLoad"/></draw:frame></text:p>
      <text:h text:style-name="Heading_20_3" text:outline-level="3">Exemplo de Cálculo</text:h>
      <text:p text:style-name="Text_20_body">Vamos aplicar essa fórmula a um exemplo hipotético para melhor compreensão:</text:p>
      <text:list text:style-name="L6">
        <text:list-item>
          <text:p text:style-name="P13"><text:span text:style-name="Strong_20_Emphasis">Posses do Time</text:span>: 1000</text:p>
        </text:list-item>
        <text:list-item>
          <text:p text:style-name="P13"><text:span text:style-name="Strong_20_Emphasis">Posses Médias da Liga</text:span>: 990</text:p>
        </text:list-item>
        <text:list-item>
          <text:p text:style-name="P13"><text:span text:style-name="Strong_20_Emphasis">Minutos Totais</text:span>: 2400</text:p>
        </text:list-item>
        <text:list-item>
          <text:p text:style-name="P12"><text:span text:style-name="Strong_20_Emphasis">Posses Totais</text:span>: 1050</text:p>
        </text:list-item>
      </text:list>
      <text:h text:style-name="Heading_20_4" text:outline-level="4">Passo 1: Proporção de Posses do Time</text:h>
      <text:p text:style-name="P16"><draw:frame draw:style-name="fr1" draw:name="Objeto5" text:anchor-type="as-char" svg:y="-0.621cm" svg:width="4.586cm" svg:height="1cm" draw:z-index="3"><draw:object xlink:href="./Object 5" xlink:type="simple" xlink:show="embed" xlink:actuate="onLoad"/><draw:image xlink:href="./ObjectReplacements/Object 5" xlink:type="simple" xlink:show="embed" xlink:actuate="onLoad"/></draw:frame></text:p>
      <text:h text:style-name="Heading_20_4" text:outline-level="4"><text:soft-page-break/>Passo 2: Minutos por Posse</text:h>
      <text:p text:style-name="P16"><draw:frame draw:style-name="fr1" draw:name="Objeto6" text:anchor-type="as-char" svg:y="-0.621cm" svg:width="4.86cm" svg:height="1cm" draw:z-index="4"><draw:object xlink:href="./Object 6" xlink:type="simple" xlink:show="embed" xlink:actuate="onLoad"/><draw:image xlink:href="./ObjectReplacements/Object 6" xlink:type="simple" xlink:show="embed" xlink:actuate="onLoad"/></draw:frame></text:p>
      <text:h text:style-name="Heading_20_4" text:outline-level="4">Passo 3: Conversão para Segundos por Posse</text:h>
      <text:p text:style-name="P16"><draw:frame draw:style-name="fr1" draw:name="Objeto7" text:anchor-type="as-char" svg:y="-0.377cm" svg:width="3.387cm" svg:height="0.469cm" draw:z-index="5"><draw:object xlink:href="./Object 7" xlink:type="simple" xlink:show="embed" xlink:actuate="onLoad"/><draw:image xlink:href="./ObjectReplacements/Object 7" xlink:type="simple" xlink:show="embed" xlink:actuate="onLoad"/></draw:frame></text:p>
      <text:h text:style-name="Heading_20_4" text:outline-level="4">Passo 4: Cálculo Final do Pace</text:h>
      <text:p text:style-name="P16"><draw:frame draw:style-name="fr1" draw:name="Objeto8" text:anchor-type="as-char" svg:y="-0.377cm" svg:width="5.152cm" svg:height="0.469cm" draw:z-index="6"><draw:object xlink:href="./Object 8" xlink:type="simple" xlink:show="embed" xlink:actuate="onLoad"/><draw:image xlink:href="./ObjectReplacements/Object 8" xlink:type="simple" xlink:show="embed" xlink:actuate="onLoad"/></draw:frame></text:p>
      <text:p text:style-name="Text_20_body">Portanto, o pace ajustado seria aproximadamente 13.785 segundos por posse para o time em questão.</text:p>
      <text:p text:style-name="Horizontal_20_Line"/>
      <text:h text:style-name="Heading_20_3" text:outline-level="3">PROBLEMAS NESTA BASE DE DADOS</text:h>
      <text:p text:style-name="Text_20_body">Como dito anteriormente, esta base consiste em dados totais de jogadores em uma temporada. Na liga, temos trocas, cortes e contratações, um jogador pode jogar em dois ou mais times na mesma temporada. Assim, neste dataset, algumas análises podem ter outliers. Por exemplo, se analisarmos os melhores ataques da história, temos em terceiro lugar o Los Angeles Clippers de 2019. Tal fato ocorre muito por conta de uma troca no meio da temporada pelo Marcus Morris Sr., que só ele contribuiu com 1033 pontos em 1936 minutos jogados. Esta estatística conta também seus feitos no time anterior, no caso o New York Knicks.</text:p>
      <text:h text:style-name="Heading_20_3" text:outline-level="3">Conclusão</text:h>
      <text:p text:style-name="Text_20_body">Para análises mais precisas, é fundamental considerar essas variáveis e ajustar as métricas conforme necessário, garantindo que as comparações sejam justas e representativas da realidad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0T16:34:31.160000000</meta:creation-date>
    <dc:date>2024-06-28T14:55:17.015000000</dc:date>
    <meta:editing-duration>PT4H9M9S</meta:editing-duration>
    <meta:editing-cycles>6</meta:editing-cycles>
    <meta:generator>LibreOffice/7.5.2.2$Windows_X86_64 LibreOffice_project/53bb9681a964705cf672590721dbc85eb4d0c3a2</meta:generator>
    <meta:document-statistic meta:table-count="0" meta:image-count="0" meta:object-count="8" meta:page-count="3" meta:paragraph-count="56" meta:word-count="776" meta:character-count="4899" meta:non-whitespace-character-count="4152"/>
  </office:meta>
</office:document-meta>
</file>

<file path=Object 1/content.xml><?xml version="1.0" encoding="utf-8"?>
<math xmlns="http://www.w3.org/1998/Math/MathML" display="block">
  <semantics>
    <mrow>
      <mi mathvariant="italic">Real</mi>
      <mi mathvariant="italic">Games</mi>
      <mrow>
        <mi mathvariant="italic">Played</mi>
        <mo stretchy="false">=</mo>
        <mfrac>
          <mrow>
            <mi mathvariant="italic">Minutos</mi>
            <mi mathvariant="italic">Totais</mi>
          </mrow>
          <mrow>
            <mn>48</mn>
            <mo stretchy="false">∗</mo>
            <mn>5</mn>
          </mrow>
        </mfrac>
      </mrow>
    </mrow>
    <annotation encoding="StarMath 5.0">Real Games Played = frac{Minutos Totais}{48*5}</annotation>
  </semantics>
</math>
</file>

<file path=Object 2/content.xml><?xml version="1.0" encoding="utf-8"?>
<math xmlns="http://www.w3.org/1998/Math/MathML" display="block">
  <semantics>
    <mrow>
      <mrow>
        <mi mathvariant="italic">Posses</mi>
        <mo stretchy="false">=</mo>
        <mi mathvariant="italic">Field</mi>
      </mrow>
      <mi mathvariant="italic">Goal</mi>
      <mrow>
        <mi mathvariant="italic">Attempts</mi>
        <mo stretchy="false">−</mo>
        <mi mathvariant="italic">Offensive</mi>
      </mrow>
      <mrow>
        <mi mathvariant="italic">Rebounds</mi>
        <mo stretchy="false">+</mo>
        <mi mathvariant="italic">Turnovers</mi>
        <mo stretchy="false">+</mo>
        <mrow>
          <mn>0.44</mn>
          <mo stretchy="false">∗</mo>
          <mi mathvariant="italic">Free</mi>
        </mrow>
      </mrow>
      <mi mathvariant="italic">Throw</mi>
      <mi mathvariant="italic">Attempts</mi>
    </mrow>
    <annotation encoding="StarMath 5.0">Posses = Field Goal Attempts - Offensive Rebounds + Turnovers + 0.44*Free Throw Attempts</annotation>
  </semantics>
</math>
</file>

<file path=Object 3/content.xml><?xml version="1.0" encoding="utf-8"?>
<math xmlns="http://www.w3.org/1998/Math/MathML" display="block">
  <semantics>
    <mrow>
      <mi mathvariant="italic">Pace</mi>
      <mo stretchy="false">=</mo>
      <mrow>
        <mfrac>
          <mrow>
            <mfrac>
              <msub>
                <mi mathvariant="italic">Posses</mi>
                <mi mathvariant="italic">Time</mi>
              </msub>
              <mrow>
                <msub>
                  <mi mathvariant="italic">Posses</mi>
                  <mi mathvariant="italic">Média</mi>
                </msub>
                <mo stretchy="false">+</mo>
                <msub>
                  <mi mathvariant="italic">Posses</mi>
                  <mi mathvariant="italic">time</mi>
                </msub>
              </mrow>
            </mfrac>
            <mo stretchy="false">∗</mo>
            <msub>
              <mi mathvariant="italic">Minutos</mi>
              <mi mathvariant="italic">Totais</mi>
            </msub>
          </mrow>
          <mrow>
            <mn>5</mn>
            <mo stretchy="false">∗</mo>
            <msub>
              <mi mathvariant="italic">Posses</mi>
              <mi mathvariant="italic">Totais</mi>
            </msub>
          </mrow>
        </mfrac>
        <mo stretchy="false">∗</mo>
        <mn>60</mn>
      </mrow>
    </mrow>
    <annotation encoding="StarMath 5.0">Pace = {Posses_Time} over {Posses_Média+ Posses_time} * {Minutos_Totais} over {5*Posses_Totais}*60  </annotation>
  </semantics>
</math>
</file>

<file path=Object 4/content.xml><?xml version="1.0" encoding="utf-8"?>
<math xmlns="http://www.w3.org/1998/Math/MathML" display="block">
  <semantics>
    <mrow>
      <mfrac>
        <mrow>
          <mn>0.5</mn>
          <mo stretchy="false">∗</mo>
          <msub>
            <mi mathvariant="italic">Minutos</mi>
            <mi mathvariant="italic">Totais</mi>
          </msub>
        </mrow>
        <mrow>
          <mn>5</mn>
          <mo stretchy="false">∗</mo>
          <msub>
            <mi mathvariant="italic">Posses</mi>
            <mi mathvariant="italic">Time</mi>
          </msub>
        </mrow>
      </mfrac>
      <mo stretchy="false">∗</mo>
      <mn>60</mn>
    </mrow>
    <annotation encoding="StarMath 5.0">{0.5*Minutos_Totais}over{ 5*Posses_Time }*60</annotation>
  </semantics>
</math>
</file>

<file path=Object 5/content.xml><?xml version="1.0" encoding="utf-8"?>
<math xmlns="http://www.w3.org/1998/Math/MathML" display="block">
  <semantics>
    <mrow>
      <mrow>
        <mfrac>
          <mn>1000</mn>
          <mrow>
            <mn>990</mn>
            <mo stretchy="false">+</mo>
            <mn>1000</mn>
          </mrow>
        </mfrac>
        <mo stretchy="false">=</mo>
        <mn>1000</mn>
      </mrow>
      <mi>≈</mi>
      <mn>0.5025</mn>
    </mrow>
    <annotation encoding="StarMath 5.0">{1000}over{ 990+1000 }=1000≈0.5025</annotation>
  </semantics>
</math>
</file>

<file path=Object 6/content.xml><?xml version="1.0" encoding="utf-8"?>
<math xmlns="http://www.w3.org/1998/Math/MathML" display="block">
  <semantics>
    <mrow>
      <mrow>
        <mrow>
          <mfrac>
            <mn>2400</mn>
            <mn>5</mn>
          </mfrac>
          <mo stretchy="false">∗</mo>
          <mn>1050</mn>
        </mrow>
        <mo stretchy="false">=</mo>
        <mfrac>
          <mn>2400</mn>
          <mn>5250</mn>
        </mfrac>
      </mrow>
      <mi>≈</mi>
      <mn>0.4571</mn>
    </mrow>
    <annotation encoding="StarMath 5.0">{2400}over5*1050={ 2400 }over{5250}≈0.4571</annotation>
  </semantics>
</math>
</file>

<file path=Object 7/content.xml><?xml version="1.0" encoding="utf-8"?>
<math xmlns="http://www.w3.org/1998/Math/MathML" display="block">
  <semantics>
    <mrow>
      <mrow>
        <mn>0.4571</mn>
        <mo stretchy="false">∗</mo>
        <mn>60</mn>
      </mrow>
      <mi>≈</mi>
      <mn>27.426</mn>
    </mrow>
    <annotation encoding="StarMath 5.0">0.4571*60≈27.426</annotation>
  </semantics>
</math>
</file>

<file path=Object 8/content.xml><?xml version="1.0" encoding="utf-8"?>
<math xmlns="http://www.w3.org/1998/Math/MathML" display="block">
  <semantics>
    <mrow>
      <mrow>
        <mi mathvariant="italic">Pace</mi>
        <mo stretchy="false">=</mo>
        <mrow>
          <mn>0.025</mn>
          <mo stretchy="false">∗</mo>
          <mn>27.426</mn>
        </mrow>
      </mrow>
      <mi>≈</mi>
      <mn>13.785</mn>
    </mrow>
    <annotation encoding="StarMath 5.0">Pace = 0.025*27.426≈13.785</annotation>
  </semantics>
</math>
</file>